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ce6" style:family="table-cell" style:parent-style-name="Default" style:data-style-name="N37">
      <style:text-properties style:text-underline-style="none"/>
    </style:style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2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/>
        </table:table-row>
        <table:table-row table:style-name="ro2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03">
            <text:p>03/01/12</text:p>
          </table:table-cell>
          <table:table-cell table:style-name="ce1"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table:style-name="ce6" office:value-type="date" office:date-value="2012-01-09">
            <text:p>09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3-13">
            <text:p>13/03/12</text:p>
          </table:table-cell>
          <table:table-cell table:style-name="ce1"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19">
            <text:p>19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0">
            <text:p>20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22">
            <text:p>22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23">
            <text:p>23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6">
            <text:p>26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27">
            <text:p>27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8">
            <text:p>28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2">
            <text:p>02/04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4-03">
            <text:p>03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4-04">
            <text:p>04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5">
            <text:p>0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7">
            <text:p>07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9">
            <text:p>09/04/12</text:p>
          </table:table-cell>
          <table:table-cell table:style-name="ce1"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0">
            <text:p>10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4-11">
            <text:p>11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2">
            <text:p>12/04/12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/>
          <table:table-cell office:value-type="date" office:date-value="2012-04-13">
            <text:p>13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4-14">
            <text:p>14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6">
            <text:p>16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  <table:table-cell office:value-type="string">
            <text:p>Pruebas a partir de aquí</text:p>
          </table:table-cell>
        </table:table-row>
        <table:table-row table:style-name="ro2">
          <table:table-cell/>
          <table:table-cell table:style-name="ce6" office:value-type="date" office:date-value="2012-05-03">
            <text:p>0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4">
            <text:p>04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07">
            <text:p>07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8">
            <text:p>0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9">
            <text:p>09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5-10">
            <text:p>1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13">
            <text:p>1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14">
            <text:p>14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5-15">
            <text:p>1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16">
            <text:p>16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17">
            <text:p>17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5-18">
            <text:p>1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 table:number-rows-repeated="35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>
            <text:p>Total</text:p>
          </table:table-cell>
          <table:table-cell table:style-name="Default"/>
          <table:table-cell table:style-name="ce1" table:formula="of:=SUM([.C2:.C68])" office:value-type="float" office:value="252">
            <text:p>252</text:p>
          </table:table-cell>
          <table:table-cell/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2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Pruebas</text:p>
          </table:table-cell>
          <table:table-cell table:style-name="ce2" office:value-type="date" office:date-value="2012-05-02">
            <text:p>02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03">
            <text:p>03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15">
            <text:p>15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16">
            <text:p>16/05/12</text:p>
          </table:table-cell>
          <table:table-cell table:style-name="ce1"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18">
            <text:p>18/05/12</text:p>
          </table:table-cell>
          <table:table-cell office:value-type="float" office:value="2">
            <text:p>2</text:p>
          </table:table-cell>
        </table:table-row>
        <table:table-row table:style-name="ro2" table:number-rows-repeated="34">
          <table:table-cell table:number-columns-repeated="3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9">
            <text:p>9</text:p>
          </table:table-cell>
        </table:table-row>
      </table:table>
      <table:table table:name="Memoria" table:style-name="ta1" table:print="false">
        <table:table-column table:style-name="co2" table:number-columns-repeated="3" table:default-cell-style-name="Default"/>
        <table:table-row table:style-name="ro2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Memoria</text:p>
          </table:table-cell>
          <table:table-cell table:style-name="ce2"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4-15">
            <text:p>15/04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01">
            <text:p>01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02">
            <text:p>02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03">
            <text:p>03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04">
            <text:p>04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06">
            <text:p>06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2" table:number-rows-repeated="30">
          <table:table-cell table:number-columns-repeated="3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19">
            <text:p>19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117]" office:value-type="float" office:value="252">
            <text:p>252</text:p>
          </table:table-cell>
        </table:table-row>
        <table:table-row table:style-name="ro1">
          <table:table-cell office:value-type="string">
            <text:p>Pruebas</text:p>
          </table:table-cell>
          <table:table-cell table:formula="of:=[Pruebas.C41]" office:value-type="float" office:value="9">
            <text:p>9</text:p>
          </table:table-cell>
        </table:table-row>
        <table:table-row table:style-name="ro1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19">
            <text:p>19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 SUM([.B1:.B6])" office:value-type="float" office:value="428">
            <text:p>4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1">21/05/2012</text:date>, <text:time>02:20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2-05-21T02:20:49</dc:date>
    <meta:editing-duration>PT01H19M25S</meta:editing-duration>
    <meta:editing-cycles>105</meta:editing-cycles>
    <meta:generator>OpenOffice.org/3.2$Unix OpenOffice.org_project/320m12$Build-9483</meta:generator>
    <dc:creator>david </dc:creator>
    <meta:document-statistic meta:table-count="5" meta:cell-count="291" meta:object-count="0"/>
  </office:meta>
</office:document-meta>
</file>